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284d" officeooo:paragraph-rsid="0019284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2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8th</text:span> of <text:span text:style-name="T5">May</text:span> 202<text:span text:style-name="T3">1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make threebody03 (Thanster) a member of the Council of the Server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threebody03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2-1: To make threebody03 CotS memb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17T20:10:22.007596097</dc:date>
    <meta:editing-duration>PT1M56S</meta:editing-duration>
    <meta:editing-cycles>5</meta:editing-cycles>
    <meta:generator>LibreOffice/7.1.3.2$Linux_X86_64 LibreOffice_project/7fefe725e5592600357e1894473a23e841987400</meta:generator>
    <meta:document-statistic meta:table-count="0" meta:image-count="0" meta:object-count="0" meta:page-count="1" meta:paragraph-count="9" meta:word-count="50" meta:character-count="318" meta:non-whitespace-character-count="277"/>
  </office:meta>
</office:document-meta>
</file>